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B000003F00129DD7174688D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540" officeooo:paragraph-rsid="000525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lling Platform</text:p>
      <text:p text:style-name="P1"/>
      <text:p text:style-name="P1">Sequence Diagram</text:p>
      <text:p text:style-name="P1"/>
      <text:p text:style-name="P1"><draw:frame draw:style-name="fr1" draw:name="Immagine1" text:anchor-type="char" svg:x="0.106cm" svg:y="0.055cm" svg:width="14.534cm" svg:height="11.21cm" draw:z-index="0"><draw:image xlink:href="Pictures/100000000000051B000003F00129DD7174688D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wer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1T22:19:55.023000000</meta:creation-date>
    <dc:date>2020-06-21T22:23:07.692000000</dc:date>
    <meta:editing-duration>PT3M12S</meta:editing-duration>
    <meta:editing-cycles>2</meta:editing-cycles>
    <meta:generator>LibreOffice/6.4.4.2$Windows_X86_64 LibreOffice_project/3d775be2011f3886db32dfd395a6a6d1ca2630ff</meta:generator>
    <meta:document-statistic meta:table-count="0" meta:image-count="1" meta:object-count="0" meta:page-count="1" meta:paragraph-count="3" meta:word-count="5" meta:character-count="38" meta:non-whitespace-character-count="36"/>
  </office:meta>
</office:document-meta>
</file>